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&gt;</text:p>
      <text:p text:style-name="Standard">&lt;head&gt;</text:p>
      <text:p text:style-name="Standard"><text:s text:c="2"/>&lt;meta charset="utf-8"/&gt;</text:p>
      <text:p text:style-name="Standard"><text:s text:c="2"/>&lt;link rel="stylesheet"</text:p>
      <text:p text:style-name="Standard"><text:s text:c="4"/>href="https://unpkg.com/leaflet@1.9.4/dist/leaflet.css" /&gt;</text:p>
      <text:p text:style-name="Standard"><text:s text:c="2"/>&lt;link rel="stylesheet"</text:p>
      <text:p text:style-name="Standard"><text:s text:c="4"/>href="https://unpkg.com/leaflet-draw@1.0.4/dist/leaflet.draw.css"/&gt;</text:p>
      <text:p text:style-name="Standard"/>
      <text:p text:style-name="Standard"><text:s text:c="2"/>&lt;style&gt;</text:p>
      <text:p text:style-name="Standard"><text:s text:c="4"/>body {</text:p>
      <text:p text:style-name="Standard"><text:s text:c="6"/>margin: 0;</text:p>
      <text:p text:style-name="Standard"><text:s text:c="6"/>padding: 0;</text:p>
      <text:p text:style-name="Standard"><text:s text:c="4"/>}</text:p>
      <text:p text:style-name="Standard"><text:s text:c="4"/>#map { </text:p>
      <text:p text:style-name="Standard"><text:s text:c="6"/>height: 500px; </text:p>
      <text:p text:style-name="Standard"><text:s text:c="6"/>width: 100%;</text:p>
      <text:p text:style-name="Standard"><text:s text:c="4"/>}</text:p>
      <text:p text:style-name="Standard"><text:s text:c="4"/>.parcel-popup {</text:p>
      <text:p text:style-name="Standard"><text:s text:c="6"/>font-family: Arial, sans-serif;</text:p>
      <text:p text:style-name="Standard"><text:s text:c="4"/>}</text:p>
      <text:p text:style-name="Standard"><text:s text:c="4"/>.parcel-popup h3 {</text:p>
      <text:p text:style-name="Standard"><text:s text:c="6"/>margin: 0 0 10px 0;</text:p>
      <text:p text:style-name="Standard"><text:s text:c="6"/>color: #d32f2f;</text:p>
      <text:p text:style-name="Standard"><text:s text:c="4"/>}</text:p>
      <text:p text:style-name="Standard"><text:s text:c="4"/>.parcel-popup p {</text:p>
      <text:p text:style-name="Standard"><text:s text:c="6"/>margin: 5px 0;</text:p>
      <text:p text:style-name="Standard"><text:s text:c="4"/>}</text:p>
      <text:p text:style-name="Standard"><text:s text:c="4"/>.legend {</text:p>
      <text:p text:style-name="Standard"><text:s text:c="6"/>background: white;</text:p>
      <text:p text:style-name="Standard"><text:s text:c="6"/>padding: 10px;</text:p>
      <text:p text:style-name="Standard"><text:s text:c="6"/>border-radius: 5px;</text:p>
      <text:p text:style-name="Standard"><text:s text:c="6"/>box-shadow: 0 0 15px rgba(0,0,0,0.2);</text:p>
      <text:p text:style-name="Standard"><text:s text:c="4"/>}</text:p>
      <text:p text:style-name="Standard"><text:s text:c="4"/>.legend h4 {</text:p>
      <text:p text:style-name="Standard"><text:s text:c="6"/>margin: 0 0 10px 0;</text:p>
      <text:p text:style-name="Standard"><text:s text:c="4"/>}</text:p>
      <text:p text:style-name="Standard"><text:s text:c="4"/>.legend-item {</text:p>
      <text:p text:style-name="Standard"><text:s text:c="6"/>margin: 5px 0;</text:p>
      <text:p text:style-name="Standard"><text:s text:c="4"/>}</text:p>
      <text:p text:style-name="Standard"><text:s text:c="4"/>.legend-color {</text:p>
      <text:p text:style-name="Standard"><text:s text:c="6"/>display: inline-block;</text:p>
      <text:p text:style-name="Standard"><text:s text:c="6"/>width: 20px;</text:p>
      <text:p text:style-name="Standard"><text:s text:c="6"/>height: 20px;</text:p>
      <text:p text:style-name="Standard"><text:s text:c="6"/>margin-right: 5px;</text:p>
      <text:p text:style-name="Standard"><text:s text:c="6"/>border: 1px solid #333;</text:p>
      <text:p text:style-name="Standard"><text:s text:c="6"/>vertical-align: middle;</text:p>
      <text:p text:style-name="Standard"><text:s text:c="4"/>}</text:p>
      <text:p text:style-name="Standard"><text:s text:c="2"/>&lt;/style&gt;</text:p>
      <text:p text:style-name="Standard">&lt;/head&gt;</text:p>
      <text:p text:style-name="Standard">&lt;body&gt;</text:p>
      <text:p text:style-name="Standard">&lt;div id="map"&gt;&lt;/div&gt;</text:p>
      <text:p text:style-name="Standard"><text:soft-page-break/></text:p>
      <text:p text:style-name="Standard">&lt;script src="https://unpkg.com/leaflet@1.9.4/dist/leaflet.js"&gt;&lt;/script&gt;</text:p>
      <text:p text:style-name="Standard">&lt;script src="https://unpkg.com/leaflet-draw@1.0.4/dist/leaflet.draw.js"&gt;&lt;/script&gt;</text:p>
      <text:p text:style-name="Standard"/>
      <text:p text:style-name="Standard">&lt;script&gt;</text:p>
      <text:p text:style-name="Standard"><text:s text:c="2"/>// Initialize map</text:p>
      <text:p text:style-name="Standard"><text:s text:c="2"/>const map = L.map('map').setView([45, -120], 8);</text:p>
      <text:p text:style-name="Standard"/>
      <text:p text:style-name="Standard"><text:s text:c="2"/>// Add tile layer</text:p>
      <text:p text:style-name="Standard"><text:s text:c="2"/>L.tileLayer('https://{s}.tile.openstreetmap.org/{z}/{x}/{y}.png', {</text:p>
      <text:p text:style-name="Standard"><text:s text:c="4"/>attribution: '© OpenStreetMap contributors',</text:p>
      <text:p text:style-name="Standard"><text:s text:c="4"/>maxZoom: 19</text:p>
      <text:p text:style-name="Standard"><text:s text:c="2"/>}).addTo(map);</text:p>
      <text:p text:style-name="Standard"/>
      <text:p text:style-name="Standard"><text:s text:c="2"/>// Layer for newly drawn items</text:p>
      <text:p text:style-name="Standard"><text:s text:c="2"/>const drawnItems = new L.FeatureGroup();</text:p>
      <text:p text:style-name="Standard"><text:s text:c="2"/>map.addLayer(drawnItems);</text:p>
      <text:p text:style-name="Standard"><text:s text:c="2"/></text:p>
      <text:p text:style-name="Standard"><text:s text:c="2"/>// Layer for existing parcels from database</text:p>
      <text:p text:style-name="Standard"><text:s text:c="2"/>const existingParcels = new L.FeatureGroup();</text:p>
      <text:p text:style-name="Standard"><text:s text:c="2"/>map.addLayer(existingParcels);</text:p>
      <text:p text:style-name="Standard"/>
      <text:p text:style-name="Standard"><text:s text:c="2"/>// Add drawing controls</text:p>
      <text:p text:style-name="Standard"><text:s text:c="2"/>const drawControl = new L.Control.Draw({</text:p>
      <text:p text:style-name="Standard"><text:s text:c="4"/>draw: {</text:p>
      <text:p text:style-name="Standard"><text:s text:c="6"/>polyline: false,</text:p>
      <text:p text:style-name="Standard"><text:s text:c="6"/>rectangle: false,</text:p>
      <text:p text:style-name="Standard"><text:s text:c="6"/>circle: false,</text:p>
      <text:p text:style-name="Standard"><text:s text:c="6"/>marker: false,</text:p>
      <text:p text:style-name="Standard"><text:s text:c="6"/>polygon: {</text:p>
      <text:p text:style-name="Standard"><text:s text:c="8"/>allowIntersection: false,</text:p>
      <text:p text:style-name="Standard"><text:s text:c="8"/>showArea: true</text:p>
      <text:p text:style-name="Standard"><text:s text:c="6"/>}</text:p>
      <text:p text:style-name="Standard"><text:s text:c="4"/>},</text:p>
      <text:p text:style-name="Standard"><text:s text:c="4"/>edit: {</text:p>
      <text:p text:style-name="Standard"><text:s text:c="6"/>featureGroup: drawnItems,</text:p>
      <text:p text:style-name="Standard"><text:s text:c="6"/>remove: true</text:p>
      <text:p text:style-name="Standard"><text:s text:c="4"/>}</text:p>
      <text:p text:style-name="Standard"><text:s text:c="2"/>});</text:p>
      <text:p text:style-name="Standard"/>
      <text:p text:style-name="Standard"><text:s text:c="2"/>map.addControl(drawControl);</text:p>
      <text:p text:style-name="Standard"/>
      <text:p text:style-name="Standard"><text:s text:c="2"/>// Add legend</text:p>
      <text:p text:style-name="Standard"><text:s text:c="2"/>const legend = L.control({position: 'bottomright'});</text:p>
      <text:p text:style-name="Standard"><text:s text:c="2"/></text:p>
      <text:p text:style-name="Standard"><text:s text:c="2"/>legend.onAdd = function (map) {</text:p>
      <text:p text:style-name="Standard"><text:s text:c="4"/>const div = L.DomUtil.create('div', 'legend');</text:p>
      <text:p text:style-name="Standard"><text:s text:c="4"/>div.innerHTML = `</text:p>
      <text:p text:style-name="Standard"><text:s text:c="6"/>&lt;h4&gt;Risk Levels&lt;/h4&gt;</text:p>
      <text:p text:style-name="Standard"><text:s text:c="6"/>&lt;div class="legend-item"&gt;</text:p>
      <text:p text:style-name="Standard"><text:s text:c="8"/>&lt;span class="legend-color" style="background: #d32f2f;"&gt;&lt;/span&gt;</text:p>
      <text:p text:style-name="Standard"><text:s text:c="8"/>High Risk</text:p>
      <text:p text:style-name="Standard"><text:soft-page-break/><text:s text:c="6"/>&lt;/div&gt;</text:p>
      <text:p text:style-name="Standard"><text:s text:c="6"/>&lt;div class="legend-item"&gt;</text:p>
      <text:p text:style-name="Standard"><text:s text:c="8"/>&lt;span class="legend-color" style="background: #f57c00;"&gt;&lt;/span&gt;</text:p>
      <text:p text:style-name="Standard"><text:s text:c="8"/>Medium Risk</text:p>
      <text:p text:style-name="Standard"><text:s text:c="6"/>&lt;/div&gt;</text:p>
      <text:p text:style-name="Standard"><text:s text:c="6"/>&lt;div class="legend-item"&gt;</text:p>
      <text:p text:style-name="Standard"><text:s text:c="8"/>&lt;span class="legend-color" style="background: #388e3c;"&gt;&lt;/span&gt;</text:p>
      <text:p text:style-name="Standard"><text:s text:c="8"/>Low Risk</text:p>
      <text:p text:style-name="Standard"><text:s text:c="6"/>&lt;/div&gt;</text:p>
      <text:p text:style-name="Standard"><text:s text:c="4"/>`;</text:p>
      <text:p text:style-name="Standard"><text:s text:c="4"/>return div;</text:p>
      <text:p text:style-name="Standard"><text:s text:c="2"/>};</text:p>
      <text:p text:style-name="Standard"><text:s text:c="2"/></text:p>
      <text:p text:style-name="Standard"><text:s text:c="2"/>legend.addTo(map);</text:p>
      <text:p text:style-name="Standard"/>
      <text:p text:style-name="Standard"><text:s text:c="2"/>// Handle new polygon creation</text:p>
      <text:p text:style-name="Standard"><text:s text:c="2"/>map.on(L.Draw.Event.CREATED, function (e) {</text:p>
      <text:p text:style-name="Standard"><text:s text:c="4"/>// Clear previous drawing</text:p>
      <text:p text:style-name="Standard"><text:s text:c="4"/>drawnItems.clearLayers();</text:p>
      <text:p text:style-name="Standard"><text:s text:c="4"/></text:p>
      <text:p text:style-name="Standard"><text:s text:c="4"/>// Add new layer</text:p>
      <text:p text:style-name="Standard"><text:s text:c="4"/>drawnItems.addLayer(e.layer);</text:p>
      <text:p text:style-name="Standard"/>
      <text:p text:style-name="Standard"><text:s text:c="4"/>// Get GeoJSON and send to parent</text:p>
      <text:p text:style-name="Standard"><text:s text:c="4"/>const geojson = e.layer.toGeoJSON();</text:p>
      <text:p text:style-name="Standard"><text:s text:c="4"/></text:p>
      <text:p text:style-name="Standard"><text:s text:c="4"/>console.log('Polygon created, sending to parent:', geojson.geometry);</text:p>
      <text:p text:style-name="Standard"><text:s text:c="4"/></text:p>
      <text:p text:style-name="Standard"><text:s text:c="4"/>window.parent.postMessage(</text:p>
      <text:p text:style-name="Standard"><text:s text:c="6"/>{ type: "parcel_geometry", data: geojson.geometry },</text:p>
      <text:p text:style-name="Standard"><text:s text:c="6"/>"*"</text:p>
      <text:p text:style-name="Standard"><text:s text:c="4"/>);</text:p>
      <text:p text:style-name="Standard"><text:s text:c="2"/>});</text:p>
      <text:p text:style-name="Standard"><text:s text:c="2"/></text:p>
      <text:p text:style-name="Standard"><text:s text:c="2"/>// Handle polygon editing</text:p>
      <text:p text:style-name="Standard"><text:s text:c="2"/>map.on(L.Draw.Event.EDITED, function (e) {</text:p>
      <text:p text:style-name="Standard"><text:s text:c="4"/>const layers = e.layers;</text:p>
      <text:p text:style-name="Standard"><text:s text:c="4"/>layers.eachLayer(function (layer) {</text:p>
      <text:p text:style-name="Standard"><text:s text:c="6"/>const geojson = layer.toGeoJSON();</text:p>
      <text:p text:style-name="Standard"><text:s text:c="6"/>window.parent.postMessage(</text:p>
      <text:p text:style-name="Standard"><text:s text:c="8"/>{ type: "parcel_geometry", data: geojson.geometry },</text:p>
      <text:p text:style-name="Standard"><text:s text:c="8"/>"*"</text:p>
      <text:p text:style-name="Standard"><text:s text:c="6"/>);</text:p>
      <text:p text:style-name="Standard"><text:s text:c="4"/>});</text:p>
      <text:p text:style-name="Standard"><text:s text:c="2"/>});</text:p>
      <text:p text:style-name="Standard"><text:s text:c="2"/></text:p>
      <text:p text:style-name="Standard"><text:s text:c="2"/>// Handle polygon deletion</text:p>
      <text:p text:style-name="Standard"><text:s text:c="2"/>map.on(L.Draw.Event.DELETED, function (e) {</text:p>
      <text:p text:style-name="Standard"><text:s text:c="4"/>window.parent.postMessage(</text:p>
      <text:p text:style-name="Standard"><text:s text:c="6"/>{ type: "parcel_geometry", data: null },</text:p>
      <text:p text:style-name="Standard"><text:s text:c="6"/>"*"</text:p>
      <text:p text:style-name="Standard"><text:s text:c="4"/>);</text:p>
      <text:p text:style-name="Standard"><text:soft-page-break/><text:s text:c="2"/>});</text:p>
      <text:p text:style-name="Standard"><text:s text:c="2"/></text:p>
      <text:p text:style-name="Standard"><text:s text:c="2"/>// Function to get color based on risk level</text:p>
      <text:p text:style-name="Standard"><text:s text:c="2"/>function getRiskColor(risk) {</text:p>
      <text:p text:style-name="Standard"><text:s text:c="4"/>switch(risk) {</text:p>
      <text:p text:style-name="Standard"><text:s text:c="6"/>case 'High': return '#d32f2f';</text:p>
      <text:p text:style-name="Standard"><text:s text:c="6"/>case 'Medium': return '#f57c00';</text:p>
      <text:p text:style-name="Standard"><text:s text:c="6"/>case 'Low': return '#388e3c';</text:p>
      <text:p text:style-name="Standard"><text:s text:c="6"/>default: return '#757575';</text:p>
      <text:p text:style-name="Standard"><text:s text:c="4"/>}</text:p>
      <text:p text:style-name="Standard"><text:s text:c="2"/>}</text:p>
      <text:p text:style-name="Standard"><text:s text:c="2"/></text:p>
      <text:p text:style-name="Standard"><text:s text:c="2"/>// Function to load existing parcels</text:p>
      <text:p text:style-name="Standard"><text:s text:c="2"/>function loadParcels(geojsonData) {</text:p>
      <text:p text:style-name="Standard"><text:s text:c="4"/>// Clear existing parcels</text:p>
      <text:p text:style-name="Standard"><text:s text:c="4"/>existingParcels.clearLayers();</text:p>
      <text:p text:style-name="Standard"><text:s text:c="4"/></text:p>
      <text:p text:style-name="Standard"><text:s text:c="4"/>console.log('Loading parcels:', geojsonData);</text:p>
      <text:p text:style-name="Standard"><text:s text:c="4"/></text:p>
      <text:p text:style-name="Standard"><text:s text:c="4"/>// Add parcels to map</text:p>
      <text:p text:style-name="Standard"><text:s text:c="4"/>L.geoJSON(geojsonData, {</text:p>
      <text:p text:style-name="Standard"><text:s text:c="6"/>style: function(feature) {</text:p>
      <text:p text:style-name="Standard"><text:s text:c="8"/>return {</text:p>
      <text:p text:style-name="Standard"><text:s text:c="10"/>color: getRiskColor(feature.properties.risk_level),</text:p>
      <text:p text:style-name="Standard"><text:s text:c="10"/>weight: 2,</text:p>
      <text:p text:style-name="Standard"><text:s text:c="10"/>fillOpacity: 0.3,</text:p>
      <text:p text:style-name="Standard"><text:s text:c="10"/>fillColor: getRiskColor(feature.properties.risk_level)</text:p>
      <text:p text:style-name="Standard"><text:s text:c="8"/>};</text:p>
      <text:p text:style-name="Standard"><text:s text:c="6"/>},</text:p>
      <text:p text:style-name="Standard"><text:s text:c="6"/>onEachFeature: function(feature, layer) {</text:p>
      <text:p text:style-name="Standard"><text:s text:c="8"/>const props = feature.properties;</text:p>
      <text:p text:style-name="Standard"><text:s text:c="8"/></text:p>
      <text:p text:style-name="Standard"><text:s text:c="8"/>// Create popup content</text:p>
      <text:p text:style-name="Standard"><text:s text:c="8"/>const popupContent = `</text:p>
      <text:p text:style-name="Standard"><text:s text:c="10"/>&lt;div class="parcel-popup"&gt;</text:p>
      <text:p text:style-name="Standard"><text:s text:c="12"/>&lt;h3&gt;🔥 ${props.name}&lt;/h3&gt;</text:p>
      <text:p text:style-name="Standard"><text:s text:c="12"/>&lt;p&gt;&lt;strong&gt;ID:&lt;/strong&gt; ${props.id}&lt;/p&gt;</text:p>
      <text:p text:style-name="Standard"><text:s text:c="12"/>&lt;p&gt;&lt;strong&gt;Vegetation:&lt;/strong&gt; ${props.vegetation_type}&lt;/p&gt;</text:p>
      <text:p text:style-name="Standard"><text:s text:c="12"/>&lt;p&gt;&lt;strong&gt;Risk Level:&lt;/strong&gt; &lt;span style="color: ${getRiskColor(props.risk_level)}; font-weight: bold;"&gt;${props.risk_level}&lt;/span&gt;&lt;/p&gt;</text:p>
      <text:p text:style-name="Standard"><text:s text:c="10"/>&lt;/div&gt;</text:p>
      <text:p text:style-name="Standard"><text:s text:c="8"/>`;</text:p>
      <text:p text:style-name="Standard"><text:s text:c="8"/></text:p>
      <text:p text:style-name="Standard"><text:s text:c="8"/>layer.bindPopup(popupContent);</text:p>
      <text:p text:style-name="Standard"><text:s text:c="8"/></text:p>
      <text:p text:style-name="Standard"><text:s text:c="8"/>// Add tooltip on hover</text:p>
      <text:p text:style-name="Standard"><text:s text:c="8"/>layer.bindTooltip(props.name, {</text:p>
      <text:p text:style-name="Standard"><text:s text:c="10"/>permanent: false,</text:p>
      <text:p text:style-name="Standard"><text:s text:c="10"/>direction: 'top'</text:p>
      <text:p text:style-name="Standard"><text:s text:c="8"/>});</text:p>
      <text:p text:style-name="Standard"><text:s text:c="8"/></text:p>
      <text:p text:style-name="Standard"><text:s text:c="8"/>// Add to existing parcels layer</text:p>
      <text:p text:style-name="Standard"><text:soft-page-break/><text:s text:c="8"/>existingParcels.addLayer(layer);</text:p>
      <text:p text:style-name="Standard"><text:s text:c="6"/>}</text:p>
      <text:p text:style-name="Standard"><text:s text:c="4"/>});</text:p>
      <text:p text:style-name="Standard"><text:s text:c="4"/></text:p>
      <text:p text:style-name="Standard"><text:s text:c="4"/>// Fit map bounds to show all parcels</text:p>
      <text:p text:style-name="Standard"><text:s text:c="4"/>if (existingParcels.getLayers().length &gt; 0) {</text:p>
      <text:p text:style-name="Standard"><text:s text:c="6"/>try {</text:p>
      <text:p text:style-name="Standard"><text:s text:c="8"/>map.fitBounds(existingParcels.getBounds(), { </text:p>
      <text:p text:style-name="Standard"><text:s text:c="10"/>padding: [50, 50],</text:p>
      <text:p text:style-name="Standard"><text:s text:c="10"/>maxZoom: 12</text:p>
      <text:p text:style-name="Standard"><text:s text:c="8"/>});</text:p>
      <text:p text:style-name="Standard"><text:s text:c="6"/>} catch (e) {</text:p>
      <text:p text:style-name="Standard"><text:s text:c="8"/>console.log('Could not fit bounds:', e);</text:p>
      <text:p text:style-name="Standard"><text:s text:c="6"/>}</text:p>
      <text:p text:style-name="Standard"><text:s text:c="4"/>}</text:p>
      <text:p text:style-name="Standard"><text:s text:c="4"/></text:p>
      <text:p text:style-name="Standard"><text:s text:c="4"/>console.log('Loaded', existingParcels.getLayers().length, 'parcels');</text:p>
      <text:p text:style-name="Standard"><text:s text:c="2"/>}</text:p>
      <text:p text:style-name="Standard"><text:s text:c="2"/></text:p>
      <text:p text:style-name="Standard"><text:s text:c="2"/>// Listen for messages from parent window</text:p>
      <text:p text:style-name="Standard"><text:s text:c="2"/>window.addEventListener('message', function(event) {</text:p>
      <text:p text:style-name="Standard"><text:s text:c="4"/>console.log('Received message:', event.data);</text:p>
      <text:p text:style-name="Standard"><text:s text:c="4"/></text:p>
      <text:p text:style-name="Standard"><text:s text:c="4"/>if (event.data &amp;&amp; event.data.type === 'load_parcels') {</text:p>
      <text:p text:style-name="Standard"><text:s text:c="6"/>loadParcels(event.data.geojson);</text:p>
      <text:p text:style-name="Standard"><text:s text:c="4"/>}</text:p>
      <text:p text:style-name="Standard"><text:s text:c="2"/>});</text:p>
      <text:p text:style-name="Standard"><text:s text:c="2"/></text:p>
      <text:p text:style-name="Standard"><text:s text:c="2"/>// Request parcels on initial load</text:p>
      <text:p text:style-name="Standard"><text:s text:c="2"/>window.addEventListener('load', function() {</text:p>
      <text:p text:style-name="Standard"><text:s text:c="4"/>console.log('Map loaded, requesting parcels');</text:p>
      <text:p text:style-name="Standard"><text:s text:c="4"/>window.parent.postMessage({ type: 'request_parcels' }, '*');</text:p>
      <text:p text:style-name="Standard"><text:s text:c="2"/>});</text:p>
      <text:p text:style-name="Standard"><text:s text:c="2"/></text:p>
      <text:p text:style-name="Standard"><text:s text:c="2"/>console.log('Leaflet map initialized');</text:p>
      <text:p text:style-name="Standard">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2:21:55.299046031</meta:creation-date>
    <dc:date>2026-01-16T22:36:25.349615081</dc:date>
    <meta:editing-duration>PT4M17S</meta:editing-duration>
    <meta:editing-cycles>1</meta:editing-cycles>
    <meta:document-statistic meta:table-count="0" meta:image-count="0" meta:object-count="0" meta:page-count="5" meta:paragraph-count="235" meta:word-count="551" meta:character-count="5958" meta:non-whitespace-character-count="4523"/>
    <meta:generator>LibreOffice/24.2.7.2$Linux_X86_64 LibreOffice_project/420$Build-2</meta:generator>
  </office:meta>
</office:document-meta>
</file>